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P" svg:font-family="FP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ca" fo:country="ES" fo:background-color="transparent"/>
    </style:style>
    <style:style style:name="P2" style:family="paragraph" style:parent-style-name="Text_20_body">
      <style:text-properties fo:language="ca" fo:country="ES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vui dia el consumidor final és molt exigent i les empreses han d’adaptar el seu servei i, encara més, la seva estructura a les necessitats del client. Per entendre-ho millor, en podem posar un exemple: si anem a comprar una rentadora de roba, trobarem que a totes les botigues els preus dels diferents models són pràcticament els mateixos, amb petites variacions. </text:p>
      <text:p text:style-name="P2"/>
      <text:p text:style-name="P2">Així doncs, quin establiment triarem? Doncs aquell que ens ofereixi més facilitats i avantatges de preu, de pagament i de servei. </text:p>
      <text:p text:style-name="P2"/>
      <text:p text:style-name="P2">I quin ha de ser el servei desitjat? Doncs el que cobreixi més les nostres necessitats; per exemple: lliurament del producte a domicili i en el moment en què a nosaltres ens vagi bé (pensem que, si treballem, no podem estar-nos a casa a mig matí esperant que ens vinguin a portar la rentadora); retirada de l’aparell vell; màxima garantia (ara s’ofereixen tres anys de garantia en molts dels productes de consum); assessorament; instruccions de funcionament; instal·lació i posada en marxa; servei postvenda i de reparacions en horari ampli i urgent; acompliment del termini de lliurament pactat (si hi ha compromís per part de l’establiment de portar la rentadora un dia determinat a una hora concreta, que sigui així).</text:p>
      <text:p text:style-name="P2"/>
      <text:p text:style-name="P2">Totes aquestes condicions de servei podem dir que s’engloben dins del concepte de logística integral. No es tracta únicament de vendre i lliurar un producte al comprador, també cal completar el servei, i només aquelles empreses que tinguin això en compte es podran diferenciar de la competència. </text:p>
      <text:p text:style-name="P1">Autor: Institut Obert de Catalun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P" svg:font-family="FP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14T08:11:08.34</meta:creation-date>
    <dc:date>2009-07-15T21:40:33.81</dc:date>
    <meta:editing-duration>PT00H06M14S</meta:editing-duration>
    <meta:editing-cycles>4</meta:editing-cycles>
    <meta:generator>OpenOffice.org/3.0$Win32 OpenOffice.org_project/300m9$Build-9358</meta:generator>
    <meta:document-statistic meta:table-count="0" meta:image-count="0" meta:object-count="0" meta:page-count="1" meta:paragraph-count="5" meta:word-count="253" meta:character-count="1545"/>
  </office:meta>
</office:document-meta>
</file>